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sans-serif"/>
  </office:font-face-decls>
  <office:automatic-styles>
    <style:style style:name="Tabelle1" style:family="table">
      <style:table-properties style:width="17cm" table:align="left"/>
    </style:style>
    <style:style style:name="Tabelle1.A" style:family="table-column">
      <style:table-column-properties style:column-width="1.459cm"/>
    </style:style>
    <style:style style:name="Tabelle1.B" style:family="table-column">
      <style:table-column-properties style:column-width="4.41cm"/>
    </style:style>
    <style:style style:name="Tabelle1.C" style:family="table-column">
      <style:table-column-properties style:column-width="6.11cm"/>
    </style:style>
    <style:style style:name="Tabelle1.D" style:family="table-column">
      <style:table-column-properties style:column-width="5.022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2.574cm"/>
    </style:style>
    <style:style style:name="Tabelle2.B" style:family="table-column">
      <style:table-column-properties style:column-width="8.752cm"/>
    </style:style>
    <style:style style:name="Tabelle2.C" style:family="table-column">
      <style:table-column-properties style:column-width="5.674cm"/>
    </style:style>
    <style:style style:name="Tabelle2.A1" style:family="table-cell">
      <style:table-cell-properties style:vertical-align="middle" fo:padding="0.049cm" fo:border="none"/>
    </style:style>
    <style:style style:name="Tabelle3" style:family="table">
      <style:table-properties style:width="17cm" table:align="left"/>
    </style:style>
    <style:style style:name="Tabelle3.A" style:family="table-column">
      <style:table-column-properties style:column-width="10.1cm"/>
    </style:style>
    <style:style style:name="Tabelle3.B" style:family="table-column">
      <style:table-column-properties style:column-width="6.9cm"/>
    </style:style>
    <style:style style:name="Tabelle3.A1" style:family="table-cell">
      <style:table-cell-properties style:vertical-align="middle" fo:padding="0.049cm" fo:border="none"/>
    </style:style>
    <style:style style:name="Tabelle4" style:family="table">
      <style:table-properties style:width="17cm" table:align="left"/>
    </style:style>
    <style:style style:name="Tabelle4.A" style:family="table-column">
      <style:table-column-properties style:column-width="5.627cm"/>
    </style:style>
    <style:style style:name="Tabelle4.B" style:family="table-column">
      <style:table-column-properties style:column-width="11.374cm"/>
    </style:style>
    <style:style style:name="Tabelle4.A1" style:family="table-cell">
      <style:table-cell-properties style:vertical-align="middle" fo:padding="0.049cm" fo:border="none"/>
    </style:style>
    <style:style style:name="Tabelle5" style:family="table">
      <style:table-properties style:width="17cm" table:align="left"/>
    </style:style>
    <style:style style:name="Tabelle5.A" style:family="table-column">
      <style:table-column-properties style:column-width="3.394cm"/>
    </style:style>
    <style:style style:name="Tabelle5.B" style:family="table-column">
      <style:table-column-properties style:column-width="5.995cm"/>
    </style:style>
    <style:style style:name="Tabelle5.C" style:family="table-column">
      <style:table-column-properties style:column-width="7.611cm"/>
    </style:style>
    <style:style style:name="Tabelle5.A1" style:family="table-cell">
      <style:table-cell-properties style:vertical-align="middle" fo:padding="0.049cm" fo:border="none"/>
    </style:style>
    <style:style style:name="Tabelle6" style:family="table">
      <style:table-properties style:width="17cm" table:align="left"/>
    </style:style>
    <style:style style:name="Tabelle6.A" style:family="table-column">
      <style:table-column-properties style:column-width="5.138cm"/>
    </style:style>
    <style:style style:name="Tabelle6.B" style:family="table-column">
      <style:table-column-properties style:column-width="11.862cm"/>
    </style:style>
    <style:style style:name="Tabelle6.A1" style:family="table-cell">
      <style:table-cell-properties style:vertical-align="middle" fo:padding="0.049cm" fo:border="none"/>
    </style:style>
    <style:style style:name="P1" style:family="paragraph" style:parent-style-name="Text_20_body">
      <style:paragraph-properties fo:line-height="160%"/>
      <style:text-properties fo:color="#333333" loext:opacity="100%" style:font-name="apple-system"/>
    </style:style>
    <style:style style:name="P2" style:family="paragraph" style:parent-style-name="Heading_20_3">
      <style:paragraph-properties fo:line-height="160%"/>
    </style:style>
    <style:style style:name="P3" style:family="paragraph" style:parent-style-name="Heading_20_2">
      <style:paragraph-properties fo:line-height="160%"/>
      <style:text-properties fo:color="#333333" loext:opacity="100%" style:font-name="apple-system"/>
    </style:style>
    <style:style style:name="P4" style:family="paragraph" style:parent-style-name="Horizontal_20_Line">
      <style:paragraph-properties fo:line-height="160%"/>
    </style:style>
    <style:style style:name="P5" style:family="paragraph" style:parent-style-name="Heading_20_3">
      <style:paragraph-properties fo:line-height="160%"/>
      <style:text-properties fo:color="#333333" loext:opacity="100%" style:font-name="apple-system"/>
    </style:style>
    <style:style style:name="P6" style:family="paragraph" style:parent-style-name="Preformatted_20_Text">
      <style:paragraph-properties fo:line-height="160%"/>
    </style:style>
    <style:style style:name="P7" style:family="paragraph" style:parent-style-name="Preformatted_20_Text">
      <style:paragraph-properties fo:margin-top="0cm" fo:margin-bottom="0.499cm" style:contextual-spacing="false" fo:line-height="160%"/>
    </style:style>
    <style:style style:name="P8" style:family="paragraph" style:parent-style-name="Table_20_Contents">
      <style:text-properties fo:font-size="2pt" style:font-size-asian="2pt" style:font-size-complex="2pt"/>
    </style:style>
    <style:style style:name="P9" style:family="paragraph" style:parent-style-name="Text_20_body" style:list-style-name="L1">
      <style:paragraph-properties fo:margin-top="0cm" fo:margin-bottom="0cm" style:contextual-spacing="false" fo:line-height="160%"/>
    </style:style>
    <style:style style:name="P10" style:family="paragraph" style:parent-style-name="Text_20_body" style:list-style-name="L1">
      <style:paragraph-properties fo:margin-top="0cm" fo:margin-bottom="0cm" style:contextual-spacing="false" fo:line-height="160%"/>
      <style:text-properties fo:color="#333333" loext:opacity="100%" style:font-name="apple-system"/>
    </style:style>
    <style:style style:name="P11" style:family="paragraph" style:parent-style-name="Text_20_body" style:list-style-name="L1">
      <style:paragraph-properties fo:line-height="160%"/>
    </style:style>
    <style:style style:name="P12" style:family="paragraph" style:parent-style-name="Quotations">
      <style:paragraph-properties fo:line-height="160%"/>
    </style:style>
    <style:style style:name="P13" style:family="paragraph" style:parent-style-name="Text_20_body">
      <style:paragraph-properties fo:line-height="160%"/>
    </style:style>
    <style:style style:name="P14" style:family="paragraph" style:parent-style-name="Heading_20_4">
      <style:paragraph-properties fo:line-height="160%"/>
      <style:text-properties fo:color="#333333" loext:opacity="100%" style:font-name="apple-system"/>
    </style:style>
    <style:style style:name="P15" style:family="paragraph" style:parent-style-name="Text_20_body" style:list-style-name="L2">
      <style:paragraph-properties fo:margin-top="0cm" fo:margin-bottom="0cm" style:contextual-spacing="false" fo:line-height="160%"/>
    </style:style>
    <style:style style:name="P16" style:family="paragraph" style:parent-style-name="Text_20_body" style:list-style-name="L2">
      <style:paragraph-properties fo:line-height="160%"/>
    </style:style>
    <style:style style:name="P17" style:family="paragraph" style:parent-style-name="Text_20_body" style:list-style-name="L3">
      <style:paragraph-properties fo:margin-top="0cm" fo:margin-bottom="0cm" style:contextual-spacing="false" fo:line-height="160%"/>
    </style:style>
    <style:style style:name="P18" style:family="paragraph" style:parent-style-name="Text_20_body" style:list-style-name="L3">
      <style:paragraph-properties fo:line-height="160%"/>
    </style:style>
    <style:style style:name="P19" style:family="paragraph" style:parent-style-name="Text_20_body" style:list-style-name="L4">
      <style:paragraph-properties fo:line-height="160%"/>
    </style:style>
    <style:style style:name="T1" style:family="text">
      <style:text-properties fo:color="#333333" loext:opacity="100%" style:font-name="apple-system"/>
    </style:style>
    <style:style style:name="T2" style:family="text">
      <style:text-properties fo:color="#333333" loext:opacity="100%"/>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You</text:span></text:span><text:span text:style-name="T1">:</text:span></text:h>
      <text:p text:style-name="P1">Du bist Spezialist für Vibe-Coding. Es geht um einen Demo-Webshop der auf SpringBoot basiert. Darauf soll eine bedienbare Weboberfläche gesetzet werden, deren Funktionsumfang sich mit der Zeit ändern wird. Der Webshop entsteht im Rahmen einer SpringBoot-Schulung. Die Oberfläche soll nun Schritt für Schritt während der Schulung mitwachsen, aber idealerweise nur durch Text beschrieben und von einer KI implementiert werden. Gib bitte eine Anleitung dafür, wie der manuell hergestellte Webshob-Kern und der per KI hergestellte Webclient zueinander passen, und miteinander wachsen können.</text:p>
      <text:h text:style-name="P2" text:outline-level="3"><text:span text:style-name="Strong_20_Emphasis"><text:span text:style-name="T1">nemotron-3-nano:latest</text:span></text:span><text:span text:style-name="T1">:</text:span></text:h>
      <text:h text:style-name="P3" text:outline-level="2">Überblick</text:h>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Schritt</text:p>
            </table:table-cell>
            <table:table-cell table:style-name="Tabelle1.A1" office:value-type="string">
              <text:p text:style-name="Table_20_Heading">Was entsteht?</text:p>
            </table:table-cell>
            <table:table-cell table:style-name="Tabelle1.A1" office:value-type="string">
              <text:p text:style-name="Table_20_Heading">Wer/Was erstellt es?</text:p>
            </table:table-cell>
            <table:table-cell table:style-name="Tabelle1.A1" office:value-type="string">
              <text:p text:style-name="Table_20_Heading">Wie bleibt die Schnittstelle stabil?</text:p>
            </table:table-cell>
          </table:table-row>
        </table:table-header-rows>
        <table:table-row>
          <table:table-cell table:style-name="Tabelle1.A1" office:value-type="string">
            <text:p text:style-name="Table_20_Contents">1️⃣</text:p>
          </table:table-cell>
          <table:table-cell table:style-name="Tabelle1.A1" office:value-type="string">
            <text:p text:style-name="Table_20_Contents"><text:span text:style-name="Strong_20_Emphasis">API‑Core</text:span> – Spring‑Boot‑Projekt, das nur Daten‑Transfer‑Objekte (DTO), Controller‑Interfaces und ggf. Service‑Skeleton enthält.</text:p>
          </table:table-cell>
          <table:table-cell table:style-name="Tabelle1.A1" office:value-type="string">
            <text:p text:style-name="Table_20_Contents">Du (oder ein kleiner Template‑Generator)</text:p>
          </table:table-cell>
          <table:table-cell table:style-name="Tabelle1.A1" office:value-type="string">
            <text:p text:style-name="Table_20_Contents">Der Core definiert <text:span text:style-name="Strong_20_Emphasis">nur</text:span> die <text:span text:style-name="Emphasis">öffentliche</text:span> REST‑Schnittstelle in <text:span text:style-name="Strong_20_Emphasis">OpenAPI/Swagger‑YAML</text:span>. Alles andere (Business‑Logik, DB‑Anbindung) wird später ergänzt, aber das API‑Modell bleibt unverändert.</text:p>
          </table:table-cell>
        </table:table-row>
        <table:table-row>
          <table:table-cell table:style-name="Tabelle1.A1" office:value-type="string">
            <text:p text:style-name="Table_20_Contents">2️⃣</text:p>
          </table:table-cell>
          <table:table-cell table:style-name="Tabelle1.A1" office:value-type="string">
            <text:p text:style-name="Table_20_Contents"><text:span text:style-name="Strong_20_Emphasis">AI‑Generated Front‑End</text:span> – Ein React/Vue/HTML‑Template, das exakt den im Core definierten Vertrag bedient.</text:p>
          </table:table-cell>
          <table:table-cell table:style-name="Tabelle1.A1" office:value-type="string">
            <text:p text:style-name="Table_20_Contents">KI (Prompt‑Engine) – nutzt OpenAPI‑Generator, Code‑Templates oder einfache “fetch‑wrapper”‑Konfigurationen.</text:p>
          </table:table-cell>
          <table:table-cell table:style-name="Tabelle1.A1" office:value-type="string">
            <text:p text:style-name="Table_20_Contents">Der generierte Front‑End spricht die Core‑Controller ausschließlich über die in der OpenAPI beschriebenen Pfade/Parameter/Mime‑Types an. Änderungen am Vertrag müssen <text:span text:style-name="Strong_20_Emphasis">vorher</text:span> im Core committed und versioniert werden.</text:p>
          </table:table-cell>
        </table:table-row>
        <table:table-row>
          <table:table-cell table:style-name="Tabelle1.A1" office:value-type="string">
            <text:p text:style-name="Table_20_Contents">3️⃣</text:p>
          </table:table-cell>
          <table:table-cell table:style-name="Tabelle1.A1" office:value-type="string">
            <text:p text:style-name="Table_20_Contents"><text:span text:style-name="Strong_20_Emphasis">Wachstumsplan</text:span> – Neue Features → neue Endpoints → neue UI-Seiten/Pages/Forms.</text:p>
          </table:table-cell>
          <table:table-cell table:style-name="Tabelle1.A1" office:value-type="string">
            <text:p text:style-name="Table_20_Contents">Wiederholen von 1️⃣ + 2️⃣ in kleinen Inkrements.</text:p>
          </table:table-cell>
          <table:table-cell table:style-name="Tabelle1.A1" office:value-type="string">
            <text:p text:style-name="Table_20_Contents">Durch Semantic‑Versioning (z. B. <text:span text:style-name="Source_20_Text">v0.3.0</text:span>), Backward‑Compatibility und klare <text:span text:style-name="Emphasis">Feature‑Branches</text:span> passt sich beides synchron an.</text:p>
          </table:table-cell>
        </table:table-row>
        <table:table-row>
          <table:table-cell table:style-name="Tabelle1.A1" office:value-type="string">
            <text:p text:style-name="Table_20_Contents">4️⃣</text:p>
          </table:table-cell>
          <table:table-cell table:style-name="Tabelle1.A1" office:value-type="string">
            <text:p text:style-name="Table_20_Contents"><text:span text:style-name="Strong_20_Emphasis">CI/CD‑Hooks</text:span> –<text:soft-page-break/> Automatisches Build &amp; Deploy des Front‑End‑Builds, wenn ein neuer Tag im Core erscheint.</text:p>
          </table:table-cell>
          <table:table-cell table:style-name="Tabelle1.A1" office:value-type="string">
            <text:p text:style-name="Table_20_Contents">DevOps / GitHub Actions (oder <text:soft-page-break/>GitLab CI).</text:p>
          </table:table-cell>
          <table:table-cell table:style-name="Tabelle1.A1" office:value-type="string">
            <text:p text:style-name="Table_20_Contents">Jeder neue API‑Tag löst <text:soft-page-break/>einen <text:span text:style-name="Emphasis">Frontend‑Release</text:span> aus; das verhindert “Zerfall” der Schnittstelle.</text:p>
          </table:table-cell>
        </table:table-row>
      </table:table>
      <text:p text:style-name="P4"/>
      <text:h text:style-name="P3" text:outline-level="2">1️⃣ Der manuell aufgebaute Webshop‑Kern (Spring Boot)</text:h>
      <text:h text:style-name="P5" text:outline-level="3">1.1 Projektstruktur – Maven‑Beispiel</text:h>
      <text:p text:style-name="P6"><text:span text:style-name="Source_20_Text"><text:span text:style-name="T1">shop-core/</text:span></text:span></text:p>
      <text:p text:style-name="P6"><text:span text:style-name="Source_20_Text"><text:span text:style-name="T2"><text:s/>├─ </text:span></text:span><text:span text:style-name="Source_20_Text"><text:span text:style-name="T1">src/main/java/</text:span></text:span></text:p>
      <text:p text:style-name="P6"><text:span text:style-name="Source_20_Text"><text:span text:style-name="T2"><text:s/>│ <text:s text:c="2"/>└─ </text:span></text:span><text:span text:style-name="Source_20_Text"><text:span text:style-name="T1">com.example.shop/</text:span></text:span></text:p>
      <text:p text:style-name="P6"><text:span text:style-name="Source_20_Text"><text:span text:style-name="T2"><text:s/>│ <text:s text:c="6"/>├─ </text:span></text:span><text:span text:style-name="Source_20_Text"><text:span text:style-name="T1">api/ <text:s text:c="9"/>← DTOs + OpenAPI Spec (YAML)</text:span></text:span></text:p>
      <text:p text:style-name="P6"><text:span text:style-name="Source_20_Text"><text:span text:style-name="T2"><text:s/>│ <text:s text:c="6"/>├─ </text:span></text:span><text:span text:style-name="Source_20_Text"><text:span text:style-name="T1">controller/ <text:s text:c="2"/>← @RestController mit *leeren* Methoden</text:span></text:span></text:p>
      <text:p text:style-name="P6"><text:span text:style-name="Source_20_Text"><text:span text:style-name="T2"><text:s/>│ <text:s text:c="6"/>├─ </text:span></text:span><text:span text:style-name="Source_20_Text"><text:span text:style-name="T1">service/ <text:s text:c="5"/>← Platzhalter (z. B. “ToDoService”)</text:span></text:span></text:p>
      <text:p text:style-name="P6"><text:span text:style-name="Source_20_Text"><text:span text:style-name="T2"><text:s/>│ <text:s text:c="6"/>└─ </text:span></text:span><text:span text:style-name="Source_20_Text"><text:span text:style-name="T1">repository/</text:span></text:span></text:p>
      <text:p text:style-name="P6"><text:span text:style-name="Source_20_Text"><text:span text:style-name="T2"><text:s/>└─ </text:span></text:span><text:span text:style-name="Source_20_Text"><text:span text:style-name="T1">src/main/resources/</text:span></text:span></text:p>
      <text:p text:style-name="P7"><text:span text:style-name="Source_20_Text"><text:span text:style-name="T2"><text:s text:c="5"/>└─ </text:span></text:span><text:span text:style-name="Source_20_Text"><text:span text:style-name="T1">openapi.yaml <text:s text:c="5"/>← **Single Source of Truth**</text:span></text:span></text:p>
      <text:h text:style-name="P5" text:outline-level="3">1.2 Schritt‑für‑Schritt Erstellung</text:h>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Aufgabe</text:p>
            </table:table-cell>
            <table:table-cell table:style-name="Tabelle2.A1" office:value-type="string">
              <text:p text:style-name="Table_20_Heading">Befehl / Code</text:p>
            </table:table-cell>
            <table:table-cell table:style-name="Tabelle2.A1" office:value-type="string">
              <text:p text:style-name="Table_20_Heading">Kommentar</text:p>
            </table:table-cell>
          </table:table-row>
        </table:table-header-rows>
        <table:table-row>
          <table:table-cell table:style-name="Tabelle2.A1" office:value-type="string">
            <text:p text:style-name="Table_20_Contents">a) Projekt erzeugen</text:p>
          </table:table-cell>
          <table:table-cell table:style-name="Tabelle2.A1" office:value-type="string">
            <text:p text:style-name="Table_20_Contents"><text:span text:style-name="Source_20_Text">spring initializr -d web,validation,data-jpa,h2 -a com.example.shop -g shop-core https://start.spring.io</text:span></text:p>
          </table:table-cell>
          <table:table-cell table:style-name="Tabelle2.A1" office:value-type="string">
            <text:p text:style-name="Table_20_Contents">Nur <text:span text:style-name="Emphasis">Web</text:span> und <text:span text:style-name="Emphasis">JPA</text:span> nötig – alles andere kommt später.</text:p>
          </table:table-cell>
        </table:table-row>
        <table:table-row>
          <table:table-cell table:style-name="Tabelle2.A1" office:value-type="string">
            <text:p text:style-name="Table_20_Contents">b) Ordner‑Layout anlegen (wie oben)</text:p>
          </table:table-cell>
          <table:table-cell table:style-name="Tabelle2.A1" office:value-type="string">
            <text:p text:style-name="Table_20_Contents">Manuell/Frontend‑IDE</text:p>
          </table:table-cell>
          <table:table-cell table:style-name="Tabelle2.A1" office:value-type="string">
            <text:p text:style-name="P8"/>
          </table:table-cell>
        </table:table-row>
        <table:table-row>
          <table:table-cell table:style-name="Tabelle2.A1" office:value-type="string">
            <text:p text:style-name="Table_20_Contents">c) OpenAPI‑Spec definieren</text:p>
          </table:table-cell>
          <table:table-cell table:style-name="Tabelle2.A1" office:value-type="string">
            <text:p text:style-name="Table_20_Contents"><text:span text:style-name="Source_20_Text">openapi.yaml</text:span> im <text:span text:style-name="Source_20_Text">resources</text:span> Verzeichnis <text:line-break/><text:span text:style-name="Source_20_Text">yaml title: Shop API version: 1.0.0 info: description: "All endpoints that the frontend may call". paths: /products: get: summary: List products parameters: - name: limit in: query description: max number of rows </text:span><text:soft-page-break/><text:span text:style-name="Source_20_Text">required: false schema: type: integer default: 20 responses: '200': description: OK content: application/json:* $ref: '#/components/schemas/Product'</text:span></text:p>
          </table:table-cell>
          <table:table-cell table:style-name="Tabelle2.A1" office:value-type="string">
            <text:p text:style-name="Table_20_Contents">Der <text:span text:style-name="Strong_20_Emphasis">Kern</text:span> besteht zu Beginn nur aus diesen Pfade‑Definitionsblöcken. Keine Implementierung!</text:p>
          </table:table-cell>
        </table:table-row>
        <table:table-row>
          <table:table-cell table:style-name="Tabelle2.A1" office:value-type="string">
            <text:p text:style-name="Table_20_Contents">d) Code‑Generator anstoßen (optional, kann von KI ausgeführt werden)</text:p>
          </table:table-cell>
          <table:table-cell table:style-name="Tabelle2.A1" office:value-type="string">
            <text:p text:style-name="Table_20_Contents"><text:span text:style-name="Source_20_Text">bash mvn spring-boot-openapi-generator:generate -DopenApiSpec=src/main/resources/openapi.yaml -DoutputDir=generated/api</text:span></text:p>
          </table:table-cell>
          <table:table-cell table:style-name="Tabelle2.A1" office:value-type="string">
            <text:p text:style-name="Table_20_Contents">Generiert für jedes definierte Resource‑Model einen DTO (z. B. <text:span text:style-name="Source_20_Text">ProductDto</text:span>).</text:p>
          </table:table-cell>
        </table:table-row>
        <table:table-row>
          <table:table-cell table:style-name="Tabelle2.A1" office:value-type="string">
            <text:p text:style-name="Table_20_Contents">e) Interfaces nur <text:span text:style-name="Strong_20_Emphasis">signalisieren</text:span></text:p>
          </table:table-cell>
          <table:table-cell table:style-name="Tabelle2.A1" office:value-type="string">
            <text:p text:style-name="Table_20_Contents"><text:span text:style-name="Source_20_Text">java @RestController @RequestMapping("/api/v1/products") public class ProductController { @GetMapping public ResponseEntity&lt;List&lt;ProductDto&gt;&gt; findAll(@RequestParam(defaultValue = "20") int limit) { return ResponseEntity.ok(Collections.emptyList()); } }</text:span></text:p>
          </table:table-cell>
          <table:table-cell table:style-name="Tabelle2.A1" office:value-type="string">
            <text:p text:style-name="Table_20_Contents">Methoden <text:span text:style-name="Strong_20_Emphasis">leeren Körpers</text:span>; sie dienen nur als “Contract‑Implementierungen”.</text:p>
          </table:table-cell>
        </table:table-row>
        <table:table-row>
          <table:table-cell table:style-name="Tabelle2.A1" office:value-type="string">
            <text:p text:style-name="Table_20_Contents">f) Build starten (ohne Laufzeitcode)</text:p>
          </table:table-cell>
          <table:table-cell table:style-name="Tabelle2.A1" office:value-type="string">
            <text:p text:style-name="Table_20_Contents"><text:span text:style-name="Source_20_Text">mvn clean package -DskipTests</text:span></text:p>
          </table:table-cell>
          <table:table-cell table:style-name="Tabelle2.A1" office:value-type="string">
            <text:p text:style-name="Table_20_Contents">Wenn das Projekt ohne compile‐Fehler baut, steht die API‑Schnittstelle fest.</text:p>
          </table:table-cell>
        </table:table-row>
      </table:table>
      <text:h text:style-name="P5" text:outline-level="3">1.3 Semantic Versioning der API</text:h>
      <text:list text:style-name="L1">
        <text:list-item>
          <text:p text:style-name="P9"><text:span text:style-name="Strong_20_Emphasis"><text:span text:style-name="T1">Major</text:span></text:span><text:span text:style-name="T1"> (</text:span><text:span text:style-name="Source_20_Text"><text:span text:style-name="T1">v2.x.x</text:span></text:span><text:span text:style-name="T1">) – </text:span><text:span text:style-name="Emphasis"><text:span text:style-name="T1">Breaking Change</text:span></text:span><text:span text:style-name="T1"> </text:span></text:p>
          <text:list>
            <text:list-item>
              <text:p text:style-name="P10">Entfernen/Löschen eines Pfades. </text:p>
            </text:list-item>
            <text:list-item>
              <text:p text:style-name="P10">Ändern von Anfrage/Response‑Schema (z. B. Property-Renames, neue Pflichtfelder). </text:p>
            </text:list-item>
          </text:list>
        </text:list-item>
        <text:list-item>
          <text:p text:style-name="P9"><text:span text:style-name="Strong_20_Emphasis"><text:span text:style-name="T1">Minor</text:span></text:span><text:span text:style-name="T1"> (</text:span><text:span text:style-name="Source_20_Text"><text:span text:style-name="T1">v1.x.x</text:span></text:span><text:span text:style-name="T1">) – </text:span><text:span text:style-name="Emphasis"><text:span text:style-name="T1">Extension</text:span></text:span><text:span text:style-name="T1"> </text:span></text:p>
          <text:list>
            <text:list-item>
              <text:p text:style-name="P9"><text:span text:style-name="T1">Neue Endpoints hinzufügen (z. B. </text:span><text:span text:style-name="Source_20_Text"><text:span text:style-name="T1">/api/v1/products/search</text:span></text:span><text:span text:style-name="T1">). </text:span></text:p>
            </text:list-item>
            <text:list-item>
              <text:p text:style-name="P9"><text:span text:style-name="T1">Optional neue Query‑Parameter mit Standardwert </text:span><text:span text:style-name="Source_20_Text"><text:span text:style-name="T1">null</text:span></text:span><text:span text:style-name="T1">. </text:span></text:p>
            </text:list-item>
          </text:list>
        </text:list-item>
        <text:list-item>
          <text:p text:style-name="P11"><text:span text:style-name="Strong_20_Emphasis"><text:span text:style-name="T1">Patch</text:span></text:span><text:span text:style-name="T1"> (</text:span><text:span text:style-name="Source_20_Text"><text:span text:style-name="T1">v1.2.z</text:span></text:span><text:span text:style-name="T1">) – </text:span><text:span text:style-name="Emphasis"><text:span text:style-name="T1">Bugfixe ohne Vertragsänderung</text:span></text:span><text:span text:style-name="T1">. </text:span></text:p>
        </text:list-item>
      </text:list>
      <text:p text:style-name="P12"><text:span text:style-name="Strong_20_Emphasis"><text:span text:style-name="T1">Tipp:</text:span></text:span><text:span text:style-name="T1"> Jede commit‑Message, die einen neuen Pfad hinzufügt, sollte mit </text:span><text:span text:style-name="Source_20_Text"><text:span text:style-name="T1">#patch</text:span></text:span><text:span text:style-name="T1"> markiert sein; das erleichtert automatisierte Bump‑Scripts (z. B. </text:span><text:span text:style-name="Source_20_Text"><text:span text:style-name="T1">bumpversion</text:span></text:span><text:span text:style-name="T1">).</text:span></text:p>
      <text:p text:style-name="P4"/>
      <text:h text:style-name="P3" text:outline-level="2"><text:soft-page-break/>2️⃣ Der AI‑Generated Front‑End</text:h>
      <text:h text:style-name="P5" text:outline-level="3">2.1 Grundidee</text:h>
      <text:p text:style-name="P13"><text:span text:style-name="T1">Der </text:span><text:span text:style-name="Strong_20_Emphasis"><text:span text:style-name="T1">Frontend-Generator</text:span></text:span><text:span text:style-name="T1"> ist ein kleiner Prompt, den du KI (z. B. GPT‑4, Claude, Llama) einsetzt. Die KI liest das </text:span><text:span text:style-name="Source_20_Text"><text:span text:style-name="T1">openapi.yaml</text:span></text:span><text:span text:style-name="T1"> und erzeugt:</text:span></text:p>
      <table:table table:name="Tabelle3" table:style-name="Tabelle3">
        <table:table-column table:style-name="Tabelle3.A"/>
        <table:table-column table:style-name="Tabelle3.B"/>
        <table:table-header-rows>
          <table:table-row>
            <table:table-cell table:style-name="Tabelle3.A1" office:value-type="string">
              <text:p text:style-name="Table_20_Heading">Ausgabe</text:p>
            </table:table-cell>
            <table:table-cell table:style-name="Tabelle3.A1" office:value-type="string">
              <text:p text:style-name="Table_20_Heading">Technologie-Mix (nach Projektbedarf)</text:p>
            </table:table-cell>
          </table:table-row>
        </table:table-header-rows>
        <table:table-row>
          <table:table-cell table:style-name="Tabelle3.A1" office:value-type="string">
            <text:p text:style-name="Table_20_Contents"><text:span text:style-name="Strong_20_Emphasis">Static Site</text:span> (<text:span text:style-name="Source_20_Text">/frontend</text:span>) – HTML + CSS + vanilla JS</text:p>
          </table:table-cell>
          <table:table-cell table:style-name="Tabelle3.A1" office:value-type="string">
            <text:p text:style-name="Table_20_Contents">leichtgewichtig, gut für Demo‑Sessions.</text:p>
          </table:table-cell>
        </table:table-row>
        <table:table-row>
          <table:table-cell table:style-name="Tabelle3.A1" office:value-type="string">
            <text:p text:style-name="Table_20_Contents"><text:span text:style-name="Strong_20_Emphasis">React SPA</text:span> (<text:span text:style-name="Source_20_Text">/frontend/react</text:span>) – create‑react‑app (CRA)</text:p>
          </table:table-cell>
          <table:table-cell table:style-name="Tabelle3.A1" office:value-type="string">
            <text:p text:style-name="Table_20_Contents">bei größeren Features empfehlbar.</text:p>
          </table:table-cell>
        </table:table-row>
        <table:table-row>
          <table:table-cell table:style-name="Tabelle3.A1" office:value-type="string">
            <text:p text:style-name="Table_20_Contents"><text:span text:style-name="Strong_20_Emphasis">Vue 3 Vite App</text:span> – (<text:span text:style-name="Source_20_Text">/frontend/vue</text:span>)</text:p>
          </table:table-cell>
          <table:table-cell table:style-name="Tabelle3.A1" office:value-type="string">
            <text:p text:style-name="Table_20_Contents">moderner Build‑Praktik.</text:p>
          </table:table-cell>
        </table:table-row>
      </table:table>
      <text:h text:style-name="P14" text:outline-level="4">Beispiel Prompt</text:h>
      <text:p text:style-name="P12"><text:span text:style-name="T2">“</text:span><text:span text:style-name="T1">You are a full‑stack developer for a Spring Boot demo shop. Generate a React app that consumes the OpenAPI spec located at </text:span><text:span text:style-name="Source_20_Text"><text:span text:style-name="T1">src/main/resources/openapi.yaml</text:span></text:span><text:span text:style-name="T1">. Use </text:span><text:span text:style-name="Source_20_Text"><text:span text:style-name="T1">@apidevtools/json-schema-generator</text:span></text:span><text:span text:style-name="T1"> to map each endpoint to a TypeScript interface, create one component per endpoint (</text:span><text:span text:style-name="Source_20_Text"><text:span text:style-name="T1">ProductList.tsx</text:span></text:span><text:span text:style-name="T1">, </text:span><text:span text:style-name="Source_20_Text"><text:span text:style-name="T1">CreateProductForm.tsx</text:span></text:span><text:span text:style-name="T1">), and wire them with </text:span><text:span text:style-name="Source_20_Text"><text:span text:style-name="T1">axios</text:span></text:span><text:span text:style-name="T1"> using Axios generated fetch‑functions. Export the compiled build as part of the Maven profile </text:span><text:span text:style-name="Source_20_Text"><text:span text:style-name="T1">frontend:build</text:span></text:span><text:span text:style-name="T1">. Do not implement any authentication yet – just mock responses from </text:span><text:span text:style-name="Source_20_Text"><text:span text:style-name="T1">/api/v1/products</text:span></text:span><text:span text:style-name="T1">.”</text:span></text:p>
      <text:p text:style-name="P13"><text:span text:style-name="T1">Damit liefert die KI exakt den Code, der auf </text:span><text:span text:style-name="Strong_20_Emphasis"><text:span text:style-name="T1">deinem</text:span></text:span><text:span text:style-name="T1"> URL‑Pfad und Datenmodellen basiert.</text:span></text:p>
      <text:h text:style-name="P5" text:outline-level="3">2.2 Minimaler React‑Setup (vom LLM generiert)</text:h>
      <text:p text:style-name="P6"><text:span text:style-name="Source_20_Text"><text:span text:style-name="T1"># Im Frontend-Ordner:</text:span></text:span></text:p>
      <text:p text:style-name="P6"><text:span text:style-name="Source_20_Text"><text:span text:style-name="T1">npx create-react-app reactApp --template typescript</text:span></text:span></text:p>
      <text:p text:style-name="P6"><text:span text:style-name="Source_20_Text"><text:span text:style-name="T1">cd reactApp</text:span></text:span></text:p>
      <text:p text:style-name="P6"/>
      <text:p text:style-name="P6"><text:span text:style-name="Source_20_Text"><text:span text:style-name="T1">npm i axios @apidevtools/json-schema-generator openapi-typescript-codegen</text:span></text:span></text:p>
      <text:p text:style-name="P6"/>
      <text:p text:style-name="P6"><text:span text:style-name="Source_20_Text"><text:span text:style-name="T1"># 1) spec laden und Types erzeugen</text:span></text:span></text:p>
      <text:p text:style-name="P7"><text:soft-page-break/><text:span text:style-name="Source_20_Text"><text:span text:style-name="T1">npx openapi-typescript codegen -p http://localhost:8080/api/v1/openapi.yaml -o src/api/ts</text:span></text:span></text:p>
      <text:h text:style-name="P14" text:outline-level="4">2.3 Datei‑Templates (aus KI‑Prompt)</text:h>
      <text:p text:style-name="P13"><text:span text:style-name="Strong_20_Emphasis"><text:span text:style-name="Source_20_Text"><text:span text:style-name="T1">src/api/ProductList.tsx</text:span></text:span></text:span></text:p>
      <text:p text:style-name="P6"><text:span text:style-name="Source_20_Text"><text:span text:style-name="T1">import { useEffect, useState } from 'react';</text:span></text:span></text:p>
      <text:p text:style-name="P6"><text:span text:style-name="Source_20_Text"><text:span text:style-name="T1">import ProductDto from '../api/models/ProductDto';</text:span></text:span></text:p>
      <text:p text:style-name="P6"><text:span text:style-name="Source_20_Text"><text:span text:style-name="T1">import httpClient from './httpClient';</text:span></text:span></text:p>
      <text:p text:style-name="P6"/>
      <text:p text:style-name="P6"><text:span text:style-name="Source_20_Text"><text:span text:style-name="T1">interface Props {</text:span></text:span></text:p>
      <text:p text:style-name="P6"><text:span text:style-name="Source_20_Text"><text:span text:style-name="T2"><text:s text:c="2"/></text:span></text:span><text:span text:style-name="Source_20_Text"><text:span text:style-name="T1">limit?: number;</text:span></text:span></text:p>
      <text:p text:style-name="P6"><text:span text:style-name="Source_20_Text"><text:span text:style-name="T1">}</text:span></text:span></text:p>
      <text:p text:style-name="P6"><text:span text:style-name="Source_20_Text"><text:span text:style-name="T1">export const ProductList: React.FC&lt;Props&gt; = ({limit = 20}) =&gt; {</text:span></text:span></text:p>
      <text:p text:style-name="P6"><text:span text:style-name="Source_20_Text"><text:span text:style-name="T2"><text:s text:c="2"/></text:span></text:span><text:span text:style-name="Source_20_Text"><text:span text:style-name="T1">const [data, setData] = useState&lt;ProductDto[]&gt;([]);</text:span></text:span></text:p>
      <text:p text:style-name="P6"><text:span text:style-name="Source_20_Text"><text:span text:style-name="T2"><text:s text:c="2"/></text:span></text:span><text:span text:style-name="Source_20_Text"><text:span text:style-name="T1">useEffect(()=&gt; {</text:span></text:span></text:p>
      <text:p text:style-name="P6"><text:span text:style-name="Source_20_Text"><text:span text:style-name="T2"><text:s text:c="4"/></text:span></text:span><text:span text:style-name="Source_20_Text"><text:span text:style-name="T1">fetchProducts()</text:span></text:span></text:p>
      <text:p text:style-name="P6"><text:span text:style-name="Source_20_Text"><text:span text:style-name="T2"><text:s text:c="2"/></text:span></text:span><text:span text:style-name="Source_20_Text"><text:span text:style-name="T1">}, []);</text:span></text:span></text:p>
      <text:p text:style-name="P6"/>
      <text:p text:style-name="P6"><text:span text:style-name="Source_20_Text"><text:span text:style-name="T2"><text:s text:c="2"/></text:span></text:span><text:span text:style-name="Source_20_Text"><text:span text:style-name="T1">async function fetchProducts() {</text:span></text:span></text:p>
      <text:p text:style-name="P6"><text:span text:style-name="Source_20_Text"><text:span text:style-name="T2"><text:s text:c="4"/></text:span></text:span><text:span text:style-name="Source_20_Text"><text:span text:style-name="T1">const resp = await httpClient.get('/products', { params: { limit }});</text:span></text:span></text:p>
      <text:p text:style-name="P6"><text:span text:style-name="Source_20_Text"><text:span text:style-name="T2"><text:s text:c="4"/></text:span></text:span><text:span text:style-name="Source_20_Text"><text:span text:style-name="T1">setData(resp.data);</text:span></text:span></text:p>
      <text:p text:style-name="P6"><text:span text:style-name="Source_20_Text"><text:span text:style-name="T2"><text:s text:c="2"/></text:span></text:span><text:span text:style-name="Source_20_Text"><text:span text:style-name="T1">}</text:span></text:span></text:p>
      <text:p text:style-name="P6"/>
      <text:p text:style-name="P6"><text:span text:style-name="Source_20_Text"><text:span text:style-name="T2"><text:s text:c="2"/></text:span></text:span><text:span text:style-name="Source_20_Text"><text:span text:style-name="T1">return &lt;div&gt;{data.map(p =&gt; &lt;ProductCard key={p.id} product={p}/&gt;)}&lt;/div&gt;;</text:span></text:span></text:p>
      <text:p text:style-name="P7"><text:span text:style-name="Source_20_Text"><text:span text:style-name="T1">};</text:span></text:span></text:p>
      <text:p text:style-name="P13"><text:span text:style-name="Strong_20_Emphasis"><text:span text:style-name="Source_20_Text"><text:span text:style-name="T1">src/api/httpClient.ts</text:span></text:span></text:span><text:span text:style-name="T1"> (automatisch vom Generator)</text:span></text:p>
      <text:p text:style-name="P6"><text:span text:style-name="Source_20_Text"><text:span text:style-name="T1">import axios from 'axios';</text:span></text:span></text:p>
      <text:p text:style-name="P6"><text:span text:style-name="Source_20_Text"><text:span text:style-name="T1">const api = axios.create({ baseURL: '/api/v1' });</text:span></text:span></text:p>
      <text:p text:style-name="P7"><text:span text:style-name="Source_20_Text"><text:span text:style-name="T1">export default api;</text:span></text:span></text:p>
      <text:h text:style-name="P5" text:outline-level="3">2.4 CI‑Hook (GitHub Actions)</text:h>
      <text:p text:style-name="P13"><text:span text:style-name="T1">Datei </text:span><text:span text:style-name="Source_20_Text"><text:span text:style-name="T1">.github/workflows/frontend.yml</text:span></text:span></text:p>
      <text:p text:style-name="P6"><text:soft-page-break/><text:span text:style-name="Source_20_Text"><text:span text:style-name="T1">name: Build Frontend UI</text:span></text:span></text:p>
      <text:p text:style-name="P6"/>
      <text:p text:style-name="P6"><text:span text:style-name="Source_20_Text"><text:span text:style-name="T1">on:</text:span></text:span></text:p>
      <text:p text:style-name="P6"><text:span text:style-name="Source_20_Text"><text:span text:style-name="T2"><text:s text:c="2"/></text:span></text:span><text:span text:style-name="Source_20_Text"><text:span text:style-name="T1">push:</text:span></text:span></text:p>
      <text:p text:style-name="P6"><text:span text:style-name="Source_20_Text"><text:span text:style-name="T2"><text:s text:c="4"/></text:span></text:span><text:span text:style-name="Source_20_Text"><text:span text:style-name="T1">tags:</text:span></text:span></text:p>
      <text:p text:style-name="P6"><text:span text:style-name="Source_20_Text"><text:span text:style-name="T2"><text:s text:c="6"/></text:span></text:span><text:span text:style-name="Source_20_Text"><text:span text:style-name="T1">- 'frontend/v*' <text:s text:c="12"/># z. B. tag "frontend/v1.0.3"</text:span></text:span></text:p>
      <text:p text:style-name="P6"><text:span text:style-name="Source_20_Text"><text:span text:style-name="T2"><text:s text:c="2"/></text:span></text:span><text:span text:style-name="Source_20_Text"><text:span text:style-name="T1">workflow_dispatch:</text:span></text:span></text:p>
      <text:p text:style-name="P6"/>
      <text:p text:style-name="P6"><text:span text:style-name="Source_20_Text"><text:span text:style-name="T1">jobs:</text:span></text:span></text:p>
      <text:p text:style-name="P6"><text:span text:style-name="Source_20_Text"><text:span text:style-name="T2"><text:s text:c="2"/></text:span></text:span><text:span text:style-name="Source_20_Text"><text:span text:style-name="T1">build-and-publish:</text:span></text:span></text:p>
      <text:p text:style-name="P6"><text:span text:style-name="Source_20_Text"><text:span text:style-name="T2"><text:s text:c="4"/></text:span></text:span><text:span text:style-name="Source_20_Text"><text:span text:style-name="T1">runs-on: ubuntu-latest</text:span></text:span></text:p>
      <text:p text:style-name="P6"><text:span text:style-name="Source_20_Text"><text:span text:style-name="T2"><text:s text:c="4"/></text:span></text:span><text:span text:style-name="Source_20_Text"><text:span text:style-name="T1">steps:</text:span></text:span></text:p>
      <text:p text:style-name="P6"><text:span text:style-name="Source_20_Text"><text:span text:style-name="T2"><text:s text:c="6"/></text:span></text:span><text:span text:style-name="Source_20_Text"><text:span text:style-name="T1">- uses: actions/checkout@v4</text:span></text:span></text:p>
      <text:p text:style-name="P6"><text:span text:style-name="Source_20_Text"><text:span text:style-name="T2"><text:s text:c="6"/></text:span></text:span><text:span text:style-name="Source_20_Text"><text:span text:style-name="T1">- name: Setup Node</text:span></text:span></text:p>
      <text:p text:style-name="P6"><text:span text:style-name="Source_20_Text"><text:span text:style-name="T2"><text:s text:c="8"/></text:span></text:span><text:span text:style-name="Source_20_Text"><text:span text:style-name="T1">uses: actions/setup-node@v4</text:span></text:span></text:p>
      <text:p text:style-name="P6"><text:span text:style-name="Source_20_Text"><text:span text:style-name="T2"><text:s text:c="8"/></text:span></text:span><text:span text:style-name="Source_20_Text"><text:span text:style-name="T1">with: { node-version: '20' }</text:span></text:span></text:p>
      <text:p text:style-name="P6"><text:span text:style-name="Source_20_Text"><text:span text:style-name="T2"><text:s text:c="6"/></text:span></text:span><text:span text:style-name="Source_20_Text"><text:span text:style-name="T1">- run: npm ci</text:span></text:span></text:p>
      <text:p text:style-name="P6"><text:span text:style-name="Source_20_Text"><text:span text:style-name="T2"><text:s text:c="8"/></text:span></text:span><text:span text:style-name="Source_20_Text"><text:span text:style-name="T1">working-directory: frontend/react <text:s text:c="2"/># &lt;-- Pfad zum erzeugten React‑Project</text:span></text:span></text:p>
      <text:p text:style-name="P6"><text:span text:style-name="Source_20_Text"><text:span text:style-name="T2"><text:s text:c="6"/></text:span></text:span><text:span text:style-name="Source_20_Text"><text:span text:style-name="T1">- run: npm run build --if-present <text:s text:c="2"/># erzeugt ./build/static</text:span></text:span></text:p>
      <text:p text:style-name="P6"><text:span text:style-name="Source_20_Text"><text:span text:style-name="T2"><text:s text:c="6"/></text:span></text:span><text:span text:style-name="Source_20_Text"><text:span text:style-name="T1">- name: Archive Build Artifacts</text:span></text:span></text:p>
      <text:p text:style-name="P6"><text:span text:style-name="Source_20_Text"><text:span text:style-name="T2"><text:s text:c="8"/></text:span></text:span><text:span text:style-name="Source_20_Text"><text:span text:style-name="T1">uses: actions/upload-artifact@v4</text:span></text:span></text:p>
      <text:p text:style-name="P6"><text:span text:style-name="Source_20_Text"><text:span text:style-name="T2"><text:s text:c="8"/></text:span></text:span><text:span text:style-name="Source_20_Text"><text:span text:style-name="T1">with:</text:span></text:span></text:p>
      <text:p text:style-name="P6"><text:span text:style-name="Source_20_Text"><text:span text:style-name="T2"><text:s text:c="10"/></text:span></text:span><text:span text:style-name="Source_20_Text"><text:span text:style-name="T1">name: ui-builder-${{ github.ref }}</text:span></text:span></text:p>
      <text:p text:style-name="P7"><text:span text:style-name="Source_20_Text"><text:span text:style-name="T2"><text:s text:c="10"/></text:span></text:span><text:span text:style-name="Source_20_Text"><text:span text:style-name="T1">path: frontend/react/build/**</text:span></text:span></text:p>
      <text:p text:style-name="P12"><text:span text:style-name="Strong_20_Emphasis"><text:span text:style-name="T1">Result:</text:span></text:span><text:span text:style-name="T1"> Jeder neue Tag </text:span><text:span text:style-name="Source_20_Text"><text:span text:style-name="T1">frontend/vX.Y.Z</text:span></text:span><text:span text:style-name="T1"> im Core‑Repo löst die komplette Neubau des Frontend‑B-unds aus, ohne manuelle Eingriffe.</text:span></text:p>
      <text:p text:style-name="P4"/>
      <text:h text:style-name="P3" text:outline-level="2"><text:soft-page-break/>3️⃣ Synchronisations‑Modell – Wie beides gemeinsam wachsen kann</text:h>
      <text:h text:style-name="P5" text:outline-level="3">3.1 “Contract First” Workflow</text:h>
      <text:list text:style-name="L2">
        <text:list-item>
          <text:p text:style-name="P15"><text:span text:style-name="Strong_20_Emphasis"><text:span text:style-name="T1">Feature‑Plan</text:span></text:span><text:span text:style-name="T1"> → Neue UI‑Komponente (z. B. </text:span><text:span text:style-name="Source_20_Text"><text:span text:style-name="T1">SearchPage</text:span></text:span><text:span text:style-name="T1">). </text:span></text:p>
        </text:list-item>
        <text:list-item>
          <text:p text:style-name="P15"><text:span text:style-name="Strong_20_Emphasis"><text:span text:style-name="T1">KI-Prompt</text:span></text:span><text:span text:style-name="T1"> liefert: </text:span><text:span text:style-name="Emphasis"><text:span text:style-name="T1">Neuer API-Endpoint</text:span></text:span><text:span text:style-name="T1"> (</text:span><text:span text:style-name="Source_20_Text"><text:span text:style-name="T1">POST /api/v1/products/search</text:span></text:span><text:span text:style-name="T1">) + zugehörige DTOs. </text:span></text:p>
        </text:list-item>
        <text:list-item>
          <text:p text:style-name="P15"><text:span text:style-name="Strong_20_Emphasis"><text:span text:style-name="T1">Im Backend</text:span></text:span><text:span text:style-name="T1">: Nur die OpenAPI-Spezifikation wird erweitert (z. B. Pfad unter </text:span><text:span text:style-name="Source_20_Text"><text:span text:style-name="T1">/products</text:span></text:span><text:span text:style-name="T1"> ergänzen). </text:span></text:p>
        </text:list-item>
        <text:list-item>
          <text:p text:style-name="P15"><text:span text:style-name="Strong_20_Emphasis"><text:span text:style-name="T1">Commit</text:span></text:span><text:span text:style-name="T1"> → Tag </text:span><text:span text:style-name="Source_20_Text"><text:span text:style-name="T1">api/v1.2.0</text:span></text:span><text:span text:style-name="T1">. </text:span></text:p>
        </text:list-item>
        <text:list-item>
          <text:p text:style-name="P15"><text:span text:style-name="Strong_20_Emphasis"><text:span text:style-name="T1">KI-Frontend-Generator</text:span></text:span><text:span text:style-name="T1"> erkennt den neuen Tag, erzeugt automatisch ein neues React‑Component (</text:span><text:span text:style-name="Source_20_Text"><text:span text:style-name="T1">SearchPage.tsx</text:span></text:span><text:span text:style-name="T1">) und eine Typdefinition. </text:span></text:p>
        </text:list-item>
        <text:list-item>
          <text:p text:style-name="P16"><text:span text:style-name="Strong_20_Emphasis"><text:span text:style-name="T1">CI-Pipeline</text:span></text:span><text:span text:style-name="T1">: Der neue Tag löst die Frontend‑Build-Aktion aus → Deployment → End‑User‑Testing. </text:span></text:p>
        </text:list-item>
      </text:list>
      <text:p text:style-name="P12"><text:span text:style-name="T1">Alles ist </text:span><text:span text:style-name="Strong_20_Emphasis"><text:span text:style-name="T1">textbasiert</text:span></text:span><text:span text:style-name="T1"> (YAML/JSON) – also perfekt für AI‑Prompting.</text:span></text:p>
      <text:h text:style-name="P5" text:outline-level="3">3.2 Backward‑Kompatibilität sicherstellen</text:h>
      <table:table table:name="Tabelle4" table:style-name="Tabelle4">
        <table:table-column table:style-name="Tabelle4.A"/>
        <table:table-column table:style-name="Tabelle4.B"/>
        <table:table-header-rows>
          <table:table-row>
            <table:table-cell table:style-name="Tabelle4.A1" office:value-type="string">
              <text:p text:style-name="Table_20_Heading">Situation</text:p>
            </table:table-cell>
            <table:table-cell table:style-name="Tabelle4.A1" office:value-type="string">
              <text:p text:style-name="Table_20_Heading">Was zu tun?</text:p>
            </table:table-cell>
          </table:table-row>
        </table:table-header-rows>
        <table:table-row>
          <table:table-cell table:style-name="Tabelle4.A1" office:value-type="string">
            <text:p text:style-name="Table_20_Contents">Neuer Query‑Parameter mit Defaultwert (<text:span text:style-name="Source_20_Text">status=</text:span>)</text:p>
          </table:table-cell>
          <table:table-cell table:style-name="Tabelle4.A1" office:value-type="string">
            <text:p text:style-name="Table_20_Contents"><text:span text:style-name="Strong_20_Emphasis">Patch</text:span> → keine Breaking Change → Frontend muss nicht neu gebaut werden.</text:p>
          </table:table-cell>
        </table:table-row>
        <table:table-row>
          <table:table-cell table:style-name="Tabelle4.A1" office:value-type="string">
            <text:p text:style-name="Table_20_Contents">Ändern eines Feldes von <text:span text:style-name="Source_20_Text">String</text:span> → <text:span text:style-name="Source_20_Text">Integer</text:span></text:p>
          </table:table-cell>
          <table:table-cell table:style-name="Tabelle4.A1" office:value-type="string">
            <text:p text:style-name="Table_20_Contents"><text:span text:style-name="Strong_20_Emphasis">Major</text:span> → Bump auf <text:span text:style-name="Source_20_Text">v2.x.x</text:span>, Dokumentation aktualisieren, ggf. ein separates “MigrateData”-Endpoint bereitstellen.</text:p>
          </table:table-cell>
        </table:table-row>
        <table:table-row>
          <table:table-cell table:style-name="Tabelle4.A1" office:value-type="string">
            <text:p text:style-name="Table_20_Contents">Hinzufügen eines neuen Response‑Status (z. B. <text:span text:style-name="Source_20_Text">503</text:span>)</text:p>
          </table:table-cell>
          <table:table-cell table:style-name="Tabelle4.A1" office:value-type="string">
            <text:p text:style-name="Table_20_Contents"><text:span text:style-name="Strong_20_Emphasis">Patch</text:span> – Frontend muss nur den Error‑Handling‑Branch erweitern; das kann via <text:span text:style-name="Emphasis">Feature Flag</text:span> (<text:span text:style-name="Source_20_Text">?debug=true</text:span>) optional sein.</text:p>
          </table:table-cell>
        </table:table-row>
      </table:table>
      <text:h text:style-name="P5" text:outline-level="3">3.3 Tagging‑Strategie für UI‑Versionen</text:h>
      <text:p text:style-name="P6"><text:span text:style-name="Source_20_Text"><text:span text:style-name="T1">repo/</text:span></text:span></text:p>
      <text:p text:style-name="P6"><text:span text:style-name="Source_20_Text"><text:span text:style-name="T2"><text:s/>├─ </text:span></text:span><text:span text:style-name="Source_20_Text"><text:span text:style-name="T1">backend/</text:span></text:span></text:p>
      <text:p text:style-name="P6"><text:span text:style-name="Source_20_Text"><text:span text:style-name="T2"><text:s/>│ <text:s text:c="2"/>└─ </text:span></text:span><text:span text:style-name="Source_20_Text"><text:span text:style-name="T1">src/main/resources/openapi.yaml</text:span></text:span></text:p>
      <text:p text:style-name="P6"><text:span text:style-name="Source_20_Text"><text:span text:style-name="T2"><text:s/>├─ </text:span></text:span><text:span text:style-name="Source_20_Text"><text:span text:style-name="T1">frontend/</text:span></text:span></text:p>
      <text:p text:style-name="P6"><text:span text:style-name="Source_20_Text"><text:span text:style-name="T2"><text:s/>│ <text:s text:c="2"/>└─ </text:span></text:span><text:span text:style-name="Source_20_Text"><text:span text:style-name="T1">generated/ <text:s text:c="16"/>&lt;- KI produziert hier das React/Vue Projekt</text:span></text:span></text:p>
      <text:p text:style-name="P6"><text:soft-page-break/><text:span text:style-name="Source_20_Text"><text:span text:style-name="T2">│</text:span></text:span></text:p>
      <text:p text:style-name="P6"><text:span text:style-name="Source_20_Text"><text:span text:style-name="T2">└─ </text:span></text:span><text:span text:style-name="Source_20_Text"><text:span text:style-name="T1">pom.xml <text:s text:c="23"/>(im Backend)</text:span></text:span></text:p>
      <text:p text:style-name="P6"><text:span text:style-name="Source_20_Text"><text:span text:style-name="T2"><text:s text:c="4"/></text:span></text:span><text:span text:style-name="Source_20_Text"><text:span text:style-name="T1">&lt;profiles&gt;</text:span></text:span></text:p>
      <text:p text:style-name="P6"><text:span text:style-name="Source_20_Text"><text:span text:style-name="T2"><text:s text:c="8"/></text:span></text:span><text:span text:style-name="Source_20_Text"><text:span text:style-name="T1">&lt;!-- Wenn ein Tag "frontend/vX.Y.Z" im gleichen Repo liegt --&gt;</text:span></text:span></text:p>
      <text:p text:style-name="P6"><text:span text:style-name="Source_20_Text"><text:span text:style-name="T2"><text:s text:c="8"/></text:span></text:span><text:span text:style-name="Source_20_Text"><text:span text:style-name="T1">&lt;profile&gt;</text:span></text:span></text:p>
      <text:p text:style-name="P6"><text:span text:style-name="Source_20_Text"><text:span text:style-name="T2"><text:s text:c="12"/></text:span></text:span><text:span text:style-name="Source_20_Text"><text:span text:style-name="T1">&lt;id&gt;build-frontend&lt;/id&gt;</text:span></text:span></text:p>
      <text:p text:style-name="P6"><text:span text:style-name="Source_20_Text"><text:span text:style-name="T2"><text:s text:c="12"/></text:span></text:span><text:span text:style-name="Source_20_Text"><text:span text:style-name="T1">&lt;activation&gt;</text:span></text:span></text:p>
      <text:p text:style-name="P6"><text:span text:style-name="Source_20_Text"><text:span text:style-name="T2"><text:s text:c="16"/></text:span></text:span><text:span text:style-name="Source_20_Text"><text:span text:style-name="T1">&lt;gitTagMatches&gt;frontend/v*&lt;/gitTagMatches&gt;</text:span></text:span></text:p>
      <text:p text:style-name="P6"><text:span text:style-name="Source_20_Text"><text:span text:style-name="T2"><text:s text:c="12"/></text:span></text:span><text:span text:style-name="Source_20_Text"><text:span text:style-name="T1">&lt;/activation&gt;</text:span></text:span></text:p>
      <text:p text:style-name="P6"><text:span text:style-name="Source_20_Text"><text:span text:style-name="T2"><text:s text:c="12"/></text:span></text:span><text:span text:style-name="Source_20_Text"><text:span text:style-name="T1">&lt;goals&gt;&lt;goal&gt;generate-sources&lt;/goal&gt;&lt;/goals&gt;</text:span></text:span></text:p>
      <text:p text:style-name="P6"><text:span text:style-name="Source_20_Text"><text:span text:style-name="T2"><text:s text:c="8"/></text:span></text:span><text:span text:style-name="Source_20_Text"><text:span text:style-name="T1">&lt;/profile&gt;</text:span></text:span></text:p>
      <text:p text:style-name="P7"><text:span text:style-name="Source_20_Text"><text:span text:style-name="T2"><text:s text:c="4"/></text:span></text:span><text:span text:style-name="Source_20_Text"><text:span text:style-name="T1">&lt;/profiles&gt;</text:span></text:span></text:p>
      <text:p text:style-name="P13"><text:span text:style-name="Strong_20_Emphasis"><text:span text:style-name="T1">Kommandos zum Erzeugen eines Frontend‑Releases</text:span></text:span><text:span text:style-name="T1"> </text:span></text:p>
      <text:p text:style-name="P6"><text:span text:style-name="Source_20_Text"><text:span text:style-name="T1"># 1) API-Tag pushen (z. B. v3.0.2)</text:span></text:span></text:p>
      <text:p text:style-name="P6"><text:span text:style-name="Source_20_Text"><text:span text:style-name="T1">git tag api/v3.0.2 &amp;&amp; git push origin --tags</text:span></text:span></text:p>
      <text:p text:style-name="P6"><text:span text:style-name="Source_20_Text"><text:span text:style-name="T1"># 2) UI-Release Tag erzeugen (nur für Release-Visibility)</text:span></text:span></text:p>
      <text:p text:style-name="P6"><text:span text:style-name="Source_20_Text"><text:span text:style-name="T1">git tag frontend/v3.0.2 &amp;&amp; git push origin --tags</text:span></text:span></text:p>
      <text:p text:style-name="P6"/>
      <text:p text:style-name="P7"><text:span text:style-name="Source_20_Text"><text:span text:style-name="T1"># 3) CI nimmt das `frontend/v*`‑Tag und baut das JS/TS.</text:span></text:span></text:p>
      <text:p text:style-name="P12"><text:span text:style-name="Strong_20_Emphasis"><text:span text:style-name="T1">Hinweis:</text:span></text:span><text:span text:style-name="T1"> Nur ein einziger Git‑Repo kann beide Tags enthalten – das Tag‑Prefix (</text:span><text:span text:style-name="Source_20_Text"><text:span text:style-name="T1">api/</text:span></text:span><text:span text:style-name="T1"> vs. </text:span><text:span text:style-name="Source_20_Text"><text:span text:style-name="T1">frontend/</text:span></text:span><text:span text:style-name="T1">) verhindert Verwechslungen.</text:span></text:p>
      <text:h text:style-name="P5" text:outline-level="3">3.4 Dokumentation &amp; Self‑Service</text:h>
      <text:list text:style-name="L3">
        <text:list-item>
          <text:p text:style-name="P17"><text:span text:style-name="Strong_20_Emphasis"><text:span text:style-name="T1">Swagger UI</text:span></text:span><text:span text:style-name="T1"> im Backend: </text:span><text:span text:style-name="Source_20_Text"><text:span text:style-name="T1">http://localhost:8080/swagger-ui.html</text:span></text:span><text:span text:style-name="T1"> – automatisch aktiv, weil das </text:span><text:span text:style-name="Source_20_Text"><text:span text:style-name="T1">openapi.yaml</text:span></text:span><text:span text:style-name="T1"> als </text:span><text:span text:style-name="Emphasis"><text:span text:style-name="T1">resource</text:span></text:span><text:span text:style-name="T1"> geladen wird. </text:span></text:p>
        </text:list-item>
        <text:list-item>
          <text:p text:style-name="P17"><text:span text:style-name="Strong_20_Emphasis"><text:span text:style-name="T1">Storybook</text:span></text:span><text:span text:style-name="T1"> (optional) für UI-Komponenten: KI kann ein Boilerplate‑Repo erzeugen (</text:span><text:span text:style-name="Source_20_Text"><text:span text:style-name="T1">storybook/</text:span></text:span><text:span text:style-name="T1">), das jede neue Komponente dokumentiert. </text:span></text:p>
        </text:list-item>
        <text:list-item>
          <text:p text:style-name="P18"><text:span text:style-name="Strong_20_Emphasis"><text:span text:style-name="T1">Changelog</text:span></text:span><text:span text:style-name="T1"> – automatisiert via </text:span><text:span text:style-name="Source_20_Text"><text:span text:style-name="T1">git log --pretty=format:"- %s (%h)" &gt; CHANGELOG.md</text:span></text:span><text:span text:style-name="T1">. </text:span></text:p>
        </text:list-item>
      </text:list>
      <text:p text:style-name="P4"/>
      <text:h text:style-name="P3" text:outline-level="2"><text:soft-page-break/>4️⃣ Schritt‑für‑Schritt-Anleitung für deine Schulungssession</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le_20_Heading">Phase</text:p>
            </table:table-cell>
            <table:table-cell table:style-name="Tabelle5.A1" office:value-type="string">
              <text:p text:style-name="Table_20_Heading">Was du <text:span text:style-name="Emphasis">zeigst</text:span></text:p>
            </table:table-cell>
            <table:table-cell table:style-name="Tabelle5.A1" office:value-type="string">
              <text:p text:style-name="Table_20_Heading">Welcher Prompt wird an die KI verwendet?</text:p>
            </table:table-cell>
          </table:table-row>
        </table:table-header-rows>
        <table:table-row>
          <table:table-cell table:style-name="Tabelle5.A1" office:value-type="string">
            <text:p text:style-name="Table_20_Contents"><text:span text:style-name="Strong_20_Emphasis">A. Kern definieren</text:span></text:p>
          </table:table-cell>
          <table:table-cell table:style-name="Tabelle5.A1" office:value-type="string">
            <text:p text:style-name="Table_20_Contents">Öffne <text:span text:style-name="Source_20_Text">shop-core/openapi.yaml</text:span>. Ergänze 2–3 CRUD-Endpoints (z. B. <text:span text:style-name="Source_20_Text">/products</text:span>, <text:span text:style-name="Source_20_Text">/orders</text:span>).</text:p>
          </table:table-cell>
          <table:table-cell table:style-name="Tabelle5.A1" office:value-type="string">
            <text:p text:style-name="Table_20_Contents"><text:span text:style-name="Source_20_Text">Generate a Spring Boot REST controller skeleton for the following OpenAPI spec:</text:span> + <text:span text:style-name="Emphasis">copy‑paste</text:span></text:p>
          </table:table-cell>
        </table:table-row>
        <table:table-row>
          <table:table-cell table:style-name="Tabelle5.A1" office:value-type="string">
            <text:p text:style-name="Table_20_Contents"><text:span text:style-name="Strong_20_Emphasis">B. KI erzeugt UI</text:span></text:p>
          </table:table-cell>
          <table:table-cell table:style-name="Tabelle5.A1" office:value-type="string">
            <text:p text:style-name="Table_20_Contents">Zeige, wie ein React‑Projekt automatisch aus dem YAML entsteht.</text:p>
          </table:table-cell>
          <table:table-cell table:style-name="Tabelle5.A1" office:value-type="string">
            <text:p text:style-name="Table_20_Contents"><text:span text:style-name="Source_20_Text">Create a minimal create‑react‑app project that implements the following endpoints from the spec: GET /api/v1/products (listing), POST /api/v1/orders (create). Use TypeScript andaxios.</text:span></text:p>
          </table:table-cell>
        </table:table-row>
        <table:table-row>
          <table:table-cell table:style-name="Tabelle5.A1" office:value-type="string">
            <text:p text:style-name="Table_20_Contents"><text:span text:style-name="Strong_20_Emphasis">C. Tag &amp; CI</text:span></text:p>
          </table:table-cell>
          <table:table-cell table:style-name="Tabelle5.A1" office:value-type="string">
            <text:p text:style-name="Table_20_Contents">Simuliere <text:span text:style-name="Source_20_Text">git tag api/v0.3.0 &amp;&amp; git push --tags</text:span>. Zeige, dass GitHub Action das Frontend baut und als Artifact publiziert.</text:p>
          </table:table-cell>
          <table:table-cell table:style-name="Tabelle5.A1" office:value-type="string">
            <text:p text:style-name="Table_20_Contents">Keine KI‑Einheit nötig – nur Hinweis zum Workflow.</text:p>
          </table:table-cell>
        </table:table-row>
        <table:table-row>
          <table:table-cell table:style-name="Tabelle5.A1" office:value-type="string">
            <text:p text:style-name="Table_20_Contents"><text:span text:style-name="Strong_20_Emphasis">D. Erweiterung</text:span></text:p>
          </table:table-cell>
          <table:table-cell table:style-name="Tabelle5.A1" office:value-type="string">
            <text:p text:style-name="Table_20_Contents">Demo: Neues Feature “Search Products by Name”. Der Product Owner sagt: <text:span text:style-name="Emphasis">„Wir brauchen jetzt einen Filter“</text:span>.</text:p>
          </table:table-cell>
          <table:table-cell table:style-name="Tabelle5.A1" office:value-type="string">
            <text:p text:style-name="Table_20_Contents">1️⃣ Prompt für API‑Erweiterung: <text:span text:style-name="Source_20_Text">Add a GET /api/v1/products/search?name={query} endpoint to the OpenAPI spec, return ProductDto array</text:span>. <text:line-break/>2️⃣ Sofortige Aktualisierung des YAML (Commit).</text:p>
          </table:table-cell>
        </table:table-row>
        <table:table-row>
          <table:table-cell table:style-name="Tabelle5.A1" office:value-type="string">
            <text:p text:style-name="Table_20_Contents"><text:span text:style-name="Strong_20_Emphasis">E. Frontend-Update</text:span></text:p>
          </table:table-cell>
          <table:table-cell table:style-name="Tabelle5.A1" office:value-type="string">
            <text:p text:style-name="Table_20_Contents">KI bekommt den neuen Tag, generiert <text:span text:style-name="Source_20_Text">ProductSearch.tsx</text:span> und ein neues Storybook‑Story.</text:p>
          </table:table-cell>
          <table:table-cell table:style-name="Tabelle5.A1" office:value-type="string">
            <text:p text:style-name="Table_20_Contents"><text:span text:style-name="Source_20_Text">Generate a React component that implements the search endpoint and a basic input+button UI.</text:span></text:p>
          </table:table-cell>
        </table:table-row>
      </table:table>
      <text:p text:style-name="P12"><text:span text:style-name="Strong_20_Emphasis"><text:span text:style-name="T1">Tip</text:span></text:span><text:span text:style-name="T1">: Nutze </text:span><text:span text:style-name="Emphasis"><text:span text:style-name="T1">Jupyter Notebook</text:span></text:span><text:span text:style-name="T1"> oder eine </text:span><text:span text:style-name="Emphasis"><text:span text:style-name="T1">Markdown</text:span></text:span><text:span text:style-name="T1">-Datei im Repo, in dem du jede Prompt‑Variante speicherst – das wird später Teil des Schulungs‑Materials.</text:span></text:p>
      <text:p text:style-name="P4"/>
      <text:h text:style-name="P3" text:outline-level="2">5️⃣ Praktische Beispiel‑Projekt-Struktur (End‑Stand)</text:h>
      <text:p text:style-name="P6"><text:span text:style-name="Source_20_Text"><text:span text:style-name="T1">shop-demo/</text:span></text:span></text:p>
      <text:p text:style-name="P6"><text:span text:style-name="Source_20_Text"><text:span text:style-name="T2"><text:s/>├─ </text:span></text:span><text:span text:style-name="Source_20_Text"><text:span text:style-name="T1">backend/ <text:s text:c="20"/>← Spring Boot (Maven)</text:span></text:span></text:p>
      <text:p text:style-name="P6"><text:span text:style-name="Source_20_Text"><text:span text:style-name="T2"><text:s/>│ <text:s text:c="2"/>├─ </text:span></text:span><text:span text:style-name="Source_20_Text"><text:span text:style-name="T1">pom.xml</text:span></text:span></text:p>
      <text:p text:style-name="P6"><text:soft-page-break/><text:span text:style-name="Source_20_Text"><text:span text:style-name="T2"><text:s/>│ <text:s text:c="2"/>└─ </text:span></text:span><text:span text:style-name="Source_20_Text"><text:span text:style-name="T1">src/main/resources/openapi.yaml <text:s text:c="2"/>&lt;-- Single Source of Truth</text:span></text:span></text:p>
      <text:p text:style-name="P6"><text:span text:style-name="Source_20_Text"><text:span text:style-name="T2"><text:s/>├─ </text:span></text:span><text:span text:style-name="Source_20_Text"><text:span text:style-name="T1">frontend/ <text:s text:c="19"/>← KI generiertes React/Vue + CI</text:span></text:span></text:p>
      <text:p text:style-name="P6"><text:span text:style-name="Source_20_Text"><text:span text:style-name="T2"><text:s/>│ <text:s text:c="2"/>└─ </text:span></text:span><text:span text:style-name="Source_20_Text"><text:span text:style-name="T1">generated/</text:span></text:span></text:p>
      <text:p text:style-name="P6"><text:span text:style-name="Source_20_Text"><text:span text:style-name="T2"><text:s/>│ <text:s text:c="7"/>├─ </text:span></text:span><text:span text:style-name="Source_20_Text"><text:span text:style-name="T1">api/</text:span></text:span></text:p>
      <text:p text:style-name="P6"><text:span text:style-name="Source_20_Text"><text:span text:style-name="T2"><text:s/>│ <text:s text:c="7"/>└─ </text:span></text:span><text:span text:style-name="Source_20_Text"><text:span text:style-name="T1">src/components/</text:span></text:span></text:p>
      <text:p text:style-name="P6"><text:span text:style-name="Source_20_Text"><text:span text:style-name="T2"><text:s/>├─ </text:span></text:span><text:span text:style-name="Source_20_Text"><text:span text:style-name="T1">.github/workflows/backend.yml (build &amp; test core)</text:span></text:span></text:p>
      <text:p text:style-name="P7"><text:span text:style-name="Source_20_Text"><text:span text:style-name="T2"><text:s/>└─ </text:span></text:span><text:span text:style-name="Source_20_Text"><text:span text:style-name="T1">.github/workflows/frontend.yml (build UI when tag matches)</text:span></text:span></text:p>
      <text:p text:style-name="P13"><text:span text:style-name="Emphasis"><text:span text:style-name="T1">Alle Änderungen laufen über </text:span></text:span><text:span text:style-name="Emphasis"><text:span text:style-name="Strong_20_Emphasis"><text:span text:style-name="T1">Git‑Tags</text:span></text:span></text:span><text:span text:style-name="Emphasis"><text:span text:style-name="T1"> und bleiben rein textbasiert.</text:span></text:span><text:span text:style-name="T1"> </text:span></text:p>
      <text:p text:style-name="P4"/>
      <text:h text:style-name="P3" text:outline-level="2">6️⃣ Zusammenfassung – Wie du das „Wachstum“ kontrollierst</text:h>
      <table:table table:name="Tabelle6" table:style-name="Tabelle6">
        <table:table-column table:style-name="Tabelle6.A"/>
        <table:table-column table:style-name="Tabelle6.B"/>
        <table:table-header-rows>
          <table:table-row>
            <table:table-cell table:style-name="Tabelle6.A1" office:value-type="string">
              <text:p text:style-name="Table_20_Heading">Ziel</text:p>
            </table:table-cell>
            <table:table-cell table:style-name="Tabelle6.A1" office:value-type="string">
              <text:p text:style-name="Table_20_Heading">Vorgehensweise</text:p>
            </table:table-cell>
          </table:table-row>
        </table:table-header-rows>
        <table:table-row>
          <table:table-cell table:style-name="Tabelle6.A1" office:value-type="string">
            <text:p text:style-name="Table_20_Contents"><text:span text:style-name="Strong_20_Emphasis">Stabile API‑Schnittstelle</text:span></text:p>
          </table:table-cell>
          <table:table-cell table:style-name="Tabelle6.A1" office:value-type="string">
            <text:p text:style-name="Table_20_Contents">Definiere zuerst <text:span text:style-name="Emphasis">OpenAPI</text:span>; ändere nur nach Semantic‑Versioning.</text:p>
          </table:table-cell>
        </table:table-row>
        <table:table-row>
          <table:table-cell table:style-name="Tabelle6.A1" office:value-type="string">
            <text:p text:style-name="Table_20_Contents"><text:span text:style-name="Strong_20_Emphasis">Automatisierte UI-Erzeugung</text:span></text:p>
          </table:table-cell>
          <table:table-cell table:style-name="Tabelle6.A1" office:value-type="string">
            <text:p text:style-name="Table_20_Contents">KI nutzt den YAML-Vertrag → erzeugt Komponenten, Typen, CI‑Hooks.</text:p>
          </table:table-cell>
        </table:table-row>
        <table:table-row>
          <table:table-cell table:style-name="Tabelle6.A1" office:value-type="string">
            <text:p text:style-name="Table_20_Contents"><text:span text:style-name="Strong_20_Emphasis">Versionierung von UI &amp; API zusammen</text:span></text:p>
          </table:table-cell>
          <table:table-cell table:style-name="Tabelle6.A1" office:value-type="string">
            <text:p text:style-name="Table_20_Contents">Nutze getagte Releases (<text:span text:style-name="Source_20_Text">api/vX.Y.Z</text:span> + <text:span text:style-name="Source_20_Text">frontend/vX.Y.Z</text:span>).</text:p>
          </table:table-cell>
        </table:table-row>
        <table:table-row>
          <table:table-cell table:style-name="Tabelle6.A1" office:value-type="string">
            <text:p text:style-name="Table_20_Contents"><text:span text:style-name="Strong_20_Emphasis">Backward Compatibility prüfen</text:span></text:p>
          </table:table-cell>
          <table:table-cell table:style-name="Tabelle6.A1" office:value-type="string">
            <text:p text:style-name="Table_20_Contents">Tag‑Analyse: ist es ein <text:span text:style-name="Emphasis">Patch</text:span> oder eine <text:span text:style-name="Emphasis">Major</text:span>-Änderung? – ggf. Breaking-Change-Dokumentation anlegen.</text:p>
          </table:table-cell>
        </table:table-row>
        <table:table-row>
          <table:table-cell table:style-name="Tabelle6.A1" office:value-type="string">
            <text:p text:style-name="Table_20_Contents"><text:span text:style-name="Strong_20_Emphasis">Schnelle Demo‑Zyklen in Schulungen</text:span></text:p>
          </table:table-cell>
          <table:table-cell table:style-name="Tabelle6.A1" office:value-type="string">
            <text:p text:style-name="Table_20_Contents">Für jedes neue Feature 2‑3 line-CLI‑Befehle (Tag push → CI Bau) – alles ist nachvollziehbar und repeatierbar.</text:p>
          </table:table-cell>
        </table:table-row>
      </table:table>
      <text:p text:style-name="P4"/>
      <text:h text:style-name="P5" text:outline-level="3">Letzter Tipp für dein Projekt</text:h>
      <text:list text:style-name="L4">
        <text:list-item>
          <text:p text:style-name="P19"><text:span text:style-name="Strong_20_Emphasis"><text:span text:style-name="T1">One‑Pager Dokumentation</text:span></text:span><text:span text:style-name="T1">: Erstelle im Root des Repos eine </text:span><text:span text:style-name="Source_20_Text"><text:span text:style-name="T1">CONTRACT.md</text:span></text:span><text:span text:style-name="T1">, die in 3 Punkten erklärt: </text:span></text:p>
        </text:list-item>
      </text:list>
      <text:p text:style-name="P6"><text:span text:style-name="Source_20_Text"><text:span text:style-name="T1">1️⃣ Die API-Vertrag (openapi.yaml) ist die einzige Quelle der Wahrheit.</text:span></text:span></text:p>
      <text:p text:style-name="P6"><text:span text:style-name="Source_20_Text"><text:span text:style-name="T1">2️⃣ Jede neue Funktion muss zuerst hier definiert werden → Tag‑Push → UI wird automatisch generiert.</text:span></text:span></text:p>
      <text:p text:style-name="P7"><text:span text:style-name="Source_20_Text"><text:span text:style-name="T1">3️⃣ Semantic Versioning steuert, wann eine Breaking Change zulässig ist.</text:span></text:span></text:p>
      <text:p text:style-name="P13"><text:span text:style-name="T1">Damit hast du ein </text:span><text:span text:style-name="Strong_20_Emphasis"><text:span text:style-name="T1">lebendiges Lehrmaterial</text:span></text:span><text:span text:style-name="T1">, das sowohl für Schüler*innen als auch für dich selbst wiederholbar und KI‑freundlich ist. </text:span></text:p>
      <text:p text:style-name="P1"><text:soft-page-break/>Viel Erfolg beim Coaching – und happy vibe‑coding!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9T09:24:45.782285000</meta:creation-date>
    <dc:date>2026-01-09T18:54:07.317266800</dc:date>
    <meta:editing-duration>PT9H19M10S</meta:editing-duration>
    <meta:editing-cycles>1</meta:editing-cycles>
    <meta:document-statistic meta:table-count="6" meta:image-count="0" meta:object-count="0" meta:page-count="11" meta:paragraph-count="233" meta:word-count="1628" meta:character-count="13051" meta:non-whitespace-character-count="11205"/>
    <meta:generator>LibreOffice/25.8.4.2$Windows_X86_64 LibreOffice_project/290daaa01b999472f0c7a3890eb6a550fd74c6df</meta:generator>
  </office:meta>
</office:document-meta>
</file>